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" style:master-page-name="Standard">
      <style:paragraph-properties style:page-number="auto"/>
    </style:style>
    <style:style style:name="T1" style:family="text">
      <style:text-properties fo:background-color="#ffcc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vatization Process in Latvia</text:p>
      <text:p text:style-name="Standard"/>
      <text:p text:style-name="Subtitle">History and Development</text:p>
      <text:p text:style-name="Standard"/>
      <text:p text:style-name="Standard">Latvia's relatively low inflation and stable exchange rate, increasing foreign investment and integration into Europe's trading</text:p>
      <text:p text:style-name="Standard">structures illustrate the very significant progress that has been achieved during last few years of economical and political</text:p>
      <text:p text:style-name="Standard">independence. </text:p>
      <text:p text:style-name="Standard"/>
      <text:p text:style-name="Standard">For already more than six years privatization of property units owned by the state and municipalities is continued in Latvia. The</text:p>
      <text:p text:style-name="Standard">non-profit State Owned Joint Stock Company (SJSC) Privatization Agency (PA), established on April 22, 1994, is the main</text:p>
      <text:p text:style-name="Standard">executor of the privatization of the state owned enterprises in Latvia. The existence of a professional institution solely</text:p>
      <text:p text:style-name="Standard">responsible for privatization is of vital importance, because it developed a centralised process for the privatization of state</text:p>
      <text:p text:style-name="Standard">property, which in its turn resolved many problems that had previously arisen during the evolution of the Latvian privatization</text:p>
      <text:p text:style-name="Standard">program. </text:p>
      <text:p text:style-name="Standard"/>
      <text:p text:style-name="Standard">In early 1996 it was decided that the State Property Fund (SPF) could be liquidated and that privatization could be</text:p>
      <text:p text:style-name="Standard">speeded-up by assigning all remaining state-owned enterprises (SOE), whether previously held by the SPF or in Ministries, to</text:p>
      <text:p text:style-name="Standard">the PA for privatization. This meant that lists which had previously been prepared for Cabinet were immediately submitted for</text:p>
      <text:p text:style-name="Standard">approval and new master listings of all enterprises remaining to be assigned for privatization were prepared. The only exclusions</text:p>
      <text:p text:style-name="Standard">were firms such as those deemed to be of national strategic interest or cultural value. </text:p>
      <text:p text:style-name="Standard"/>
      <text:p text:style-name="Standard">Thus, even though in 1995 such important companies like <text:span text:style-name="T1">Latvian Shipping Company, Latvian Gas and Latvian Unibanka</text:span></text:p>
      <text:p text:style-name="Standard">had been submitted for privatization , the beginning of 1996 was a significant turn in the process of privatization of state</text:p>
      <text:p text:style-name="Standard">property - in January and February 1996 the Cabinet of Ministers transferred for privatization an aggregate of 318 state</text:p>
      <text:p text:style-name="Standard">enterprises, statutory companies and their structural units, i.e. 1.5 times more than total in 1995. Among them were such</text:p>
      <text:p text:style-name="Standard">important companies as <text:span text:style-name="T1">SJSC Latvijas Savings Bank, SJSC Ventspils Nafta, SJSC VEF, SJSC Latvijas Balzams, State</text:span></text:p>
      <text:p text:style-name="Standard"><text:span text:style-name="T1">Stationary and Mobile Tower and Crane Company UBAK</text:span>, State-owned Company (SC) Hotel Ridzene, SC Hotel</text:p>
      <text:p text:style-name="Standard">Latvia, State Riga Jewellery Company and companies of infrastructure - SJSC Latvenergo, state passenger carriage motor</text:p>
      <text:p text:style-name="Standard">transport companies and other. </text:p>
      <text:p text:style-name="Standard"/>
      <text:p text:style-name="Standard">By the end of 1997, the Cabinet of ministers had assigned 861 state owned companies (state objects) and 75 companies under</text:p>
      <text:p text:style-name="Standard">liquidation for privatization. In addition state capital shares in 165 objects and 48 real estate objects were submitted for</text:p>
      <text:p text:style-name="Standard">privatization. The Privatization Agency has been involved in evaluation of 323 restitution cases and in sale of 89 land plots</text:p>
      <text:p text:style-name="Standard">(mainly under already privatized companies). All together 824 state companies (state objects), state capital shares in 66</text:p>
      <text:p text:style-name="Standard">companies, 36 companies under liquidation, 20 real estates and 20 land plots have been privatized. </text:p>
      <text:p text:style-name="Standard"/>
      <text:p text:style-name="Standard">Nearly 50 organisations are not assigned for privatization. They include regional road maintenance units, agricultural units (such</text:p>
      <text:p text:style-name="Standard"><text:soft-page-break/>as research stations and laboratories), many culturally oriented entities and some strategic enterprise units such as ports, the</text:p>
      <text:p text:style-name="Standard">postal service and the railway company. This remainder includes very few, if any, truly "business" oriented organisations.</text:p>
      <text:p text:style-name="Standard">Hence, one can conclude that once the PA completes the privatization of the firms now assigned, Latvia will have completed its</text:p>
      <text:p text:style-name="Standard">transition to a market economy, with all real business units residing in the private sector.</text:p>
      <text:p text:style-name="Standard"/>
      <text:h text:style-name="Heading_20_1" text:outline-level="1">Most Successful Privatization Projects</text:h>
      <text:p text:style-name="Standard"/>
      <text:p text:style-name="Standard">Latvijas Unibanka</text:p>
      <text:p text:style-name="Standard"/>
      <text:p text:style-name="Standard">Unibanka was one of the largest state companies which was privatized by the Privatization Agency and which shares were</text:p>
      <text:p text:style-name="Standard">sold in the public offering for privatization vouchers. Unibanka was the first company to be listed on the Riga Stock Exchange.</text:p>
      <text:p text:style-name="Standard">It was also the first JSC whose shares, within the GDR programme, were distributed in the international securities market and</text:p>
      <text:p text:style-name="Standard">listed on the London Stock Exchange (see below for more). <text:s/></text:p>
      <text:p text:style-name="Standard"/>
      <text:p text:style-name="Standard">Ventspils Nafta</text:p>
      <text:p text:style-name="Standard"/>
      <text:p text:style-name="Standard">Joint Stock Company Ventspils Nafta (VN) is the largest oil and oil product transit terminal on the Baltic sea , as well as one</text:p>
      <text:p text:style-name="Standard">of the largest joint stock companies in Latvia. The privatization of VN is being carried out on several rounds. On October 2,</text:p>
      <text:p text:style-name="Standard">1997, the Merger Agreement was signed at the Latvian Privatization Agency; pursuant to this Agreement the JSC LaSaM</text:p>
      <text:p text:style-name="Standard">merges with the state JSC Ventspils Nafta. Signing of the above-mentioned Merger Agreement is the largest project in the</text:p>
      <text:p text:style-name="Standard">history of the Latvian Privatization Agency. The commentary given by Mr. Janis Naglis, the Latvian Privatization Agency</text:p>
      <text:p text:style-name="Standard">Director General, with respect to the conclusion of the Merger Agreement, is expressly positive: "This step provides immediate</text:p>
      <text:p text:style-name="Standard">possibility for launching the state JSC Ventspils Nafta public offering of shares for privatization vouchers, as well as enables</text:p>
      <text:p text:style-name="Standard">attraction of capital for laying new oil pipelines". </text:p>
      <text:p text:style-name="Standard"/>
      <text:p text:style-name="Standard">After this stage of privatization, the paid up share capital of the state JSC Ventspils Nafta is LVL 104 million with the total</text:p>
      <text:p text:style-name="Standard">number of the shares in the amount of 104 million, with 37 % owned by LaSaM shareholders and 63 % by the state. Total</text:p>
      <text:p text:style-name="Standard">estimated price of the state JSC Ventspils Nafta amounts to 203 million lats. From the remaining state owned shares, 20.5 %</text:p>
      <text:p text:style-name="Standard">is planned to sell in the public offering (15,5 % for privatization vouchers and 5 % for cash). The public offering for cash took</text:p>
      <text:p text:style-name="Standard">place in three rounds. In the first round 5 million shares and the sales prices was 37.6 lats per share (payment to be done in</text:p>
      <text:p text:style-name="Standard">privatization vouchers). In the second, so called "people's round" 6 million shares for the pre-set price of 35 lats were offering</text:p>
      <text:p text:style-name="Standard">in the public offering programme. And in the third round of public offering another 5 million shares were sold. The privatization</text:p>
      <text:p text:style-name="Standard">of Venstpils Nafta is still going on: alongside with the local public offering, 7 % of Ventspils Nafta shares is planned to be</text:p>
      <text:p text:style-name="Standard">distributed on the international securities market. More about the privatization of VN (links). <text:s/></text:p>
      <text:p text:style-name="Standard"/>
      <text:p text:style-name="Standard">Latvian Gas</text:p>
      <text:p text:style-name="Standard"/>
      <text:p text:style-name="Standard">The second largest deal in 1997 took place on April 2, 1997, when the purchase agreement on the sale of 32.5% JSC</text:p>
      <text:p text:style-name="Standard"><text:soft-page-break/>Latvijas gaze shares was signed with the German consortium Rurhgas/PressenElektra and Russian gas supplier Gazprom.</text:p>
      <text:p text:style-name="Standard">According to the agreement each of the parties received 16.25 % of JSC Latvijas gaze shares. Until now it has been one o f</text:p>
      <text:p text:style-name="Standard">the largest deal in the history of privatization securing the second largest foreign investment amounting to 55 million USD in</text:p>
      <text:p text:style-name="Standard">199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AR PL KaitiM GB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4pt" style:font-size-asian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weight="bold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weight="bold" style:font-weight-asian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ivatization Process in Latvia </dc:title>
    <meta:initial-creator>PCNEW</meta:initial-creator>
    <meta:creation-date>2000-04-19T16:47:00</meta:creation-date>
    <dc:creator>Pascal </dc:creator>
    <dc:date>2014-03-20T15:28:36.457988269</dc:date>
    <meta:editing-cycles>3</meta:editing-cycles>
    <meta:editing-duration>P2171DT9H31M44S</meta:editing-duration>
    <meta:generator>LibreOffice/4.2.1.1$Linux_X86_64 LibreOffice_project/420m0$Build-1</meta:generator>
    <meta:document-statistic meta:table-count="0" meta:image-count="0" meta:object-count="0" meta:page-count="3" meta:paragraph-count="64" meta:word-count="1037" meta:character-count="6569" meta:non-whitespace-character-count="5586"/>
  </office:meta>
</office:document-meta>
</file>